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72e89" officeooo:paragraph-rsid="00172e89" style:font-size-asian="12.25pt" style:font-weight-asian="bold" style:font-size-complex="14pt" style:font-weight-complex="bold"/>
    </style:style>
    <style:style style:name="P2" style:family="paragraph" style:parent-style-name="Standard">
      <style:paragraph-properties style:writing-mode="lr-tb"/>
      <style:text-properties style:font-name="Liberation Serif" fo:font-size="12pt" officeooo:paragraph-rsid="00172e89" style:font-size-asian="12pt" style:font-size-complex="12pt"/>
    </style:style>
    <style:style style:name="P3" style:family="paragraph" style:parent-style-name="Standard">
      <style:paragraph-properties style:writing-mode="lr-tb"/>
      <style:text-properties style:font-name="Liberation Serif" fo:font-size="12pt" fo:font-weight="bold" officeooo:paragraph-rsid="00172e89" style:font-size-asian="12pt" style:font-weight-asian="bold" style:font-size-complex="12pt" style:font-weight-complex="bold"/>
    </style:style>
    <style:style style:name="P4" style:family="paragraph" style:parent-style-name="Standard">
      <style:paragraph-properties style:writing-mode="lr-tb"/>
      <style:text-properties fo:font-size="12pt" officeooo:paragraph-rsid="00172e89"/>
    </style:style>
    <style:style style:name="P5" style:family="paragraph" style:parent-style-name="Standard">
      <style:paragraph-properties style:writing-mode="lr-tb"/>
      <style:text-properties fo:font-size="12pt" officeooo:paragraph-rsid="00172e89" style:font-size-asian="12pt" style:font-size-complex="12pt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weight="bold" style:font-size-asian="12pt" style:font-weight-asian="bold" style:font-size-complex="12pt" style:font-weight-complex="bold"/>
    </style:style>
    <style:style style:name="T3" style:family="text">
      <style:text-properties style:font-name="Liberation Serif" fo:font-weight="bold" officeooo:rsid="00172e89" style:font-size-asian="12pt" style:font-weight-asian="bold" style:font-size-complex="12pt" style:font-weight-complex="bold"/>
    </style:style>
    <style:style style:name="T4" style:family="text">
      <style:text-properties style:font-name="Liberation Serif" fo:font-weight="bold" officeooo:rsid="00172e89" style:font-weight-asian="bold" style:font-weight-complex="bold"/>
    </style:style>
    <style:style style:name="T5" style:family="text">
      <style:text-properties style:font-name="Liberation Serif" fo:font-size="12pt" style:font-size-asian="12pt" style:font-size-complex="12pt"/>
    </style:style>
    <style:style style:name="T6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font-name="Liberation Serif" style:font-size-asian="12pt" style:font-size-complex="12pt"/>
    </style:style>
    <style:style style:name="T8" style:family="text">
      <style:text-properties style:font-name="Liberation Serif" fo:font-weight="normal" officeooo:rsid="00172e89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 case configuring the graph</text:p>
      <text:p text:style-name="P1"><text:span text:style-name="T5">Description: </text:span><text:span text:style-name="T6">The user can change the size of the nodes of the Graph, as well as the color of the</text:span></text:p>
      <text:p text:style-name="P2">background, edges and nodes.</text:p>
      <text:p text:style-name="P2"/>
      <text:p text:style-name="P4"><text:span text:style-name="T2">Actors: </text:span><text:span text:style-name="T7">The User</text:span></text:p>
      <text:p text:style-name="P2"/>
      <text:p text:style-name="P4"><text:span text:style-name="T2">Preconditions:</text:span><text:span text:style-name="T7"> The application is running.</text:span></text:p>
      <text:p text:style-name="P2"/>
      <text:p text:style-name="P4"><text:span text:style-name="T2">Postconditions: </text:span><text:span text:style-name="T7">The colors of the scene and the size of the nodes are set and saved as chosen.</text:span></text:p>
      <text:p text:style-name="P2"/>
      <text:p text:style-name="P3">Main scenario:</text:p>
      <text:p text:style-name="P2">1. The “Config” tab is clicked.</text:p>
      <text:p text:style-name="P2"><text:tab/>1.1 The user is given a list of changeable components, with the fields filled with current</text:p>
      <text:p text:style-name="P2">settings:</text:p>
      <text:p text:style-name="P2">• Node radius: with an input field. The field accepts only positive numbers, with the</text:p>
      <text:p text:style-name="P2">maximum being 30. The user is informed of this by mouse hover on the field label.</text:p>
      <text:p text:style-name="P2">• Node background: with a list field, containing possible colors.</text:p>
      <text:p text:style-name="P2">• Node color: with a list field, containing possible colors.</text:p>
      <text:p text:style-name="P2">• Edge color: a list field, containing possible colors.</text:p>
      <text:p text:style-name="P2"><text:tab/>1.2. By clicking the “OK” button, the user saves the changes and the scene is colored</text:p>
      <text:p text:style-name="P2">accordingly.</text:p>
      <text:p text:style-name="P2"/>
      <text:p text:style-name="P3">Alternative scenarios:</text:p>
      <text:p text:style-name="P2"/>
      <text:p text:style-name="P4"><text:span text:style-name="T7">• </text:span><text:span text:style-name="T2">Application exit: </text:span><text:span text:style-name="T7">If User exists the application, any input or changes will be lost and</text:span></text:p>
      <text:p text:style-name="P2">all the settings will be reverted to default.</text:p>
      <text:p text:style-name="P4"><text:span text:style-name="T7">• </text:span><text:span text:style-name="T2">Bad input:</text:span><text:span text:style-name="T7"> If the user inputs a Node radius greater than 30, a window error message</text:span></text:p>
      <text:p text:style-name="P5"><text:span text:style-name="T1">will occur.</text:span></text:p>
      <text:p text:style-name="P5"><text:span text:style-name="T4">Additional information: </text:span><text:span text:style-name="T8">Node radius is set to 20 by defaul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7T22:15:35.378664769</meta:creation-date>
    <dc:date>2022-11-27T22:16:55.472395492</dc:date>
    <meta:editing-duration>PT1M21S</meta:editing-duration>
    <meta:editing-cycles>1</meta:editing-cycles>
    <meta:document-statistic meta:table-count="0" meta:image-count="0" meta:object-count="0" meta:page-count="1" meta:paragraph-count="23" meta:word-count="212" meta:character-count="1207" meta:non-whitespace-character-count="1016"/>
    <meta:generator>LibreOffice/6.4.7.2$Linux_X86_64 LibreOffice_project/40$Build-2</meta:generator>
  </office:meta>
</office:document-meta>
</file>